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28.829cm" svg:x="7.307cm" svg:y="-0.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keet Mutha</meta:initial-creator>
    <meta:creation-date>2014-04-27T23:05:55</meta:creation-date>
    <dc:date>2014-04-27T23:42:19</dc:date>
    <dc:creator>Ankeet Mutha</dc:creator>
    <meta:editing-duration>PT31M8S</meta:editing-duration>
    <meta:editing-cycles>4</meta:editing-cycles>
    <meta:generator>LibreOffice/4.0.2.2$Linux_X86_64 LibreOffice_project/400m0$Build-2</meta:generator>
    <meta:document-statistic meta:object-count="1"/>
  </office:meta>
</office:document-meta>
</file>